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3" style:family="paragraph" style:parent-style-name="Standard">
      <style:paragraph-properties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b0528" officeooo:paragraph-rsid="000b0528" style:font-size-asian="28pt" style:font-size-complex="2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6pt" officeooo:rsid="0009068c" officeooo:paragraph-rsid="000d3e82" style:font-size-asian="26pt" style:font-size-complex="26pt"/>
    </style:style>
    <style:style style:name="T1" style:family="text">
      <style:text-properties officeooo:rsid="000d3e82"/>
    </style:style>
    <style:style style:name="T2" style:family="text">
      <style:text-properties officeooo:rsid="000d9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ame</text:span>:<text:tab/>____________________________</text:p>
      <text:p text:style-name="P5"><text:span text:style-name="T2">this is a</text:span> <text:s/>[ <text:s/>] <text:s/>Community <text:s/>[ <text:s/>] Member <text:tab/><text:span text:style-name="T2">project</text:span></text:p>
      <text:p text:style-name="P1">Contact:<text:tab/>__________________________</text:p>
      <text:p text:style-name="P4">InfoURL:<text:tab/>__________________________</text:p>
      <text:p text:style-name="P1">Participants:<text:tab/>________________________</text:p>
      <text:p text:style-name="P1"><text:tab/>__________________________________</text:p>
      <text:p text:style-name="P1"><text:tab/>__________________________________</text:p>
      <text:p text:style-name="P3">Description:<text:tab/>________________________</text:p>
      <text:p text:style-name="P3"><text:tab/>__________________________________</text:p>
      <text:p text:style-name="P3"><text:tab/>__________________________________</text:p>
      <text:p text:style-name="P3"><text:tab/>__________________________________</text:p>
      <text:p text:style-name="P3"><text:tab/>__________________________________</text:p>
      <text:p text:style-name="P3">Progress steps:</text:p>
      <text:p text:style-name="P3">[ <text:s/>]<text:tab/>_______________________________ </text:p>
      <text:p text:style-name="P3">[ <text:s/>]<text:tab/>_______________________________ </text:p>
      <text:p text:style-name="P3">[ <text:s/>]<text:tab/>_______________________________ </text:p>
      <text:p text:style-name="P3">[ <text:s/>]<text:tab/>_______________________________ </text:p>
      <text:p text:style-name="P3">[ <text:s/>]<text:tab/>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0:12:34.398951909</meta:creation-date>
    <dc:date>2016-08-18T21:01:47.068527112</dc:date>
    <meta:editing-duration>PT27M</meta:editing-duration>
    <meta:editing-cycles>3</meta:editing-cycles>
    <meta:generator>LibreOffice/5.1.2.2$Linux_X86_64 LibreOffice_project/10m0$Build-2</meta:generator>
    <meta:print-date>2016-08-18T20:55:07.975057051</meta:print-date>
    <meta:document-statistic meta:table-count="0" meta:image-count="0" meta:object-count="0" meta:page-count="1" meta:paragraph-count="18" meta:word-count="43" meta:character-count="637" meta:non-whitespace-character-count="590"/>
  </office:meta>
</office:document-meta>
</file>